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Arial1"/>
    </style:style>
    <style:style style:name="ce5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6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4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15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7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21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2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3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9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1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35" style:family="table-cell" style:parent-style-name="Default" style:data-style-name="N2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37" style:family="table-cell" style:parent-style-name="Default" style:data-style-name="N2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70%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5" table:default-cell-style-name="ce30"/>
        <table:table-column table:style-name="co6" table:default-cell-style-name="Default"/>
        <table:table-row table:style-name="ro1">
          <table:table-cell table:style-name="ce1"/>
          <table:table-cell table:style-name="ce9" office:value-type="string">
            <text:p>I, мA</text:p>
          </table:table-cell>
          <table:table-cell table:style-name="ce9" office:value-type="string">
            <text:p>U, B</text:p>
          </table:table-cell>
          <table:table-cell table:style-name="ce9" office:value-type="string">
            <text:p>Z, КОм</text:p>
          </table:table-cell>
          <table:table-cell table:style-name="ce9" office:value-type="string">
            <text:p>&lt;Z&gt;, КОм</text:p>
          </table:table-cell>
          <table:table-cell table:style-name="ce24" office:value-type="string">
            <text:p>C, мкФ</text:p>
          </table:table-cell>
          <table:table-cell table:style-name="ce33"/>
        </table:table-row>
        <table:table-row table:style-name="ro1">
          <table:table-cell table:style-name="ce1" office:value-type="string" table:number-columns-spanned="1" table:number-rows-spanned="3">
            <text:p>С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04">
            <text:p>4,04</text:p>
          </table:table-cell>
          <table:table-cell table:formula="of:=[.C2]/[.B2]" office:value-type="float" office:value="4.04">
            <text:p>4,04</text:p>
          </table:table-cell>
          <table:table-cell table:style-name="ce23" table:formula="of:=([.D2]+[.D3]+[.D4])/3" office:value-type="float" office:value="3.21777777777778" table:number-columns-spanned="1" table:number-rows-spanned="3">
            <text:p>3,22</text:p>
          </table:table-cell>
          <table:table-cell table:style-name="ce25" table:formula="of:=1000/([.$B$14]*[.E2])" office:value-type="float" office:value="0.989222712587747" table:number-columns-spanned="1" table:number-rows-spanned="3">
            <text:p>0,99</text:p>
          </table:table-cell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7.96">
            <text:p>7,96</text:p>
          </table:table-cell>
          <table:table-cell table:formula="of:=[.C3]/[.B3]" office:value-type="float" office:value="2.65333333333333">
            <text:p>2,65</text:p>
          </table:table-cell>
          <table:covered-table-cell/>
          <table:covered-table-cell table:style-name="ce26"/>
          <table:table-cell/>
        </table:table-row>
        <table:table-row table:style-name="ro1">
          <table:covered-table-cell table:style-name="ce3"/>
          <table:table-cell table:style-name="ce12" office:value-type="float" office:value="4">
            <text:p>4</text:p>
          </table:table-cell>
          <table:table-cell table:style-name="ce12" office:value-type="float" office:value="11.84">
            <text:p>11,84</text:p>
          </table:table-cell>
          <table:table-cell table:formula="of:=[.C4]/[.B4]" office:value-type="float" office:value="2.96">
            <text:p>2,96</text:p>
          </table:table-cell>
          <table:covered-table-cell table:style-name="ce19"/>
          <table:covered-table-cell table:style-name="ce27"/>
          <table:table-cell/>
        </table:table-row>
        <table:table-row table:style-name="ro1">
          <table:table-cell table:style-name="ce1" office:value-type="string" table:number-columns-spanned="1" table:number-rows-spanned="3">
            <text:p>С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.06">
            <text:p>4,06</text:p>
          </table:table-cell>
          <table:table-cell table:style-name="ce18" table:formula="of:=[.C5]/[.B5]" office:value-type="float" office:value="0.676666666666667">
            <text:p>0,68</text:p>
          </table:table-cell>
          <table:table-cell table:style-name="ce23" table:formula="of:=([.D5]+[.D6]+[.D7])/3" office:value-type="float" office:value="0.950305555555556" table:number-columns-spanned="1" table:number-rows-spanned="3">
            <text:p>0,95</text:p>
          </table:table-cell>
          <table:table-cell table:style-name="ce25" table:formula="of:=1000/([.$B$14]*[.E5])" office:value-type="float" office:value="3.34955303926119" table:number-columns-spanned="1" table:number-rows-spanned="3">
            <text:p>3,35</text:p>
          </table:table-cell>
          <table:table-cell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7.93">
            <text:p>7,93</text:p>
          </table:table-cell>
          <table:table-cell table:formula="of:=[.C6]/[.B6]" office:value-type="float" office:value="0.99125">
            <text:p>0,99</text:p>
          </table:table-cell>
          <table:covered-table-cell/>
          <table:covered-table-cell table:style-name="ce26"/>
          <table:table-cell/>
        </table:table-row>
        <table:table-row table:style-name="ro1">
          <table:covered-table-cell table:style-name="ce3"/>
          <table:table-cell table:style-name="ce12" office:value-type="float" office:value="10">
            <text:p>10</text:p>
          </table:table-cell>
          <table:table-cell table:style-name="ce12" office:value-type="float" office:value="11.83">
            <text:p>11,83</text:p>
          </table:table-cell>
          <table:table-cell table:style-name="ce19" table:formula="of:=[.C7]/[.B7]" office:value-type="float" office:value="1.183">
            <text:p>1,18</text:p>
          </table:table-cell>
          <table:covered-table-cell table:style-name="ce19"/>
          <table:covered-table-cell table:style-name="ce27"/>
          <table:table-cell table:style-name="ce34" office:value-type="string">
            <text:p>Рассчитанные</text:p>
          </table:table-cell>
        </table:table-row>
        <table:table-row table:style-name="ro1">
          <table:table-cell table:style-name="ce1" office:value-type="string" table:number-columns-spanned="1" table:number-rows-spanned="3">
            <text:p>Последовательное </text:p>
            <text:p>соединене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05">
            <text:p>4,05</text:p>
          </table:table-cell>
          <table:table-cell table:formula="of:=[.C8]/[.B8]" office:value-type="float" office:value="2.025">
            <text:p>2,03</text:p>
          </table:table-cell>
          <table:table-cell table:style-name="ce23" table:formula="of:=([.D8]+[.D9]+[.D10])/3" office:value-type="float" office:value="2.75166666666667" table:number-columns-spanned="1" table:number-rows-spanned="3">
            <text:p>2,75</text:p>
          </table:table-cell>
          <table:table-cell table:style-name="ce25" table:formula="of:=1000/([.$B$14]*[.E8])" office:value-type="float" office:value="1.15678941072244" table:number-columns-spanned="1" table:number-rows-spanned="3">
            <text:p>1,16</text:p>
          </table:table-cell>
          <table:table-cell table:style-name="ce35" table:formula="of:=([.F2]+[.F5])/([.F2]*[.F5])" office:value-type="float" office:value="1.30944199795501" table:number-columns-spanned="1" table:number-rows-spanned="3">
            <text:p>1,3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1.84">
            <text:p>11,84</text:p>
          </table:table-cell>
          <table:table-cell table:formula="of:=[.C9]/[.B9]" office:value-type="float" office:value="2.96">
            <text:p>2,96</text:p>
          </table:table-cell>
          <table:covered-table-cell/>
          <table:covered-table-cell table:style-name="ce26"/>
          <table:covered-table-cell table:style-name="ce35"/>
        </table:table-row>
        <table:table-row table:style-name="ro1">
          <table:covered-table-cell table:style-name="ce3"/>
          <table:table-cell table:style-name="ce12" office:value-type="float" office:value="6">
            <text:p>6</text:p>
          </table:table-cell>
          <table:table-cell table:style-name="ce12" office:value-type="float" office:value="19.62">
            <text:p>19,62</text:p>
          </table:table-cell>
          <table:table-cell table:formula="of:=[.C10]/[.B10]" office:value-type="float" office:value="3.27">
            <text:p>3,27</text:p>
          </table:table-cell>
          <table:covered-table-cell table:style-name="ce19"/>
          <table:covered-table-cell table:style-name="ce27"/>
          <table:covered-table-cell table:style-name="ce35"/>
        </table:table-row>
        <table:table-row table:style-name="ro1">
          <table:table-cell table:style-name="ce1" office:value-type="string" table:number-columns-spanned="1" table:number-rows-spanned="3">
            <text:p>Параллельное</text:p>
            <text:p>соединение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.05">
            <text:p>4,05</text:p>
          </table:table-cell>
          <table:table-cell table:style-name="ce18" table:formula="of:=[.C11]/[.B11]" office:value-type="float" office:value="0.675">
            <text:p>0,68</text:p>
          </table:table-cell>
          <table:table-cell table:style-name="ce23" table:formula="of:=([.D11]+[.D12]+[.D13])/3" office:value-type="float" office:value="0.817111111111111" table:number-columns-spanned="1" table:number-rows-spanned="3">
            <text:p>0,82</text:p>
          </table:table-cell>
          <table:table-cell table:style-name="ce25" table:formula="of:=1000/([.$B$14]*[.E11])" office:value-type="float" office:value="3.89555204739477" table:number-columns-spanned="1" table:number-rows-spanned="3">
            <text:p>3,90</text:p>
          </table:table-cell>
          <table:table-cell table:style-name="ce36" table:formula="of:=[.F2]+[.F5]" office:value-type="float" office:value="4.33877575184894" table:number-columns-spanned="1" table:number-rows-spanned="3">
            <text:p>4,34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7.93">
            <text:p>7,93</text:p>
          </table:table-cell>
          <table:table-cell table:formula="of:=[.C12]/[.B12]" office:value-type="float" office:value="0.793">
            <text:p>0,79</text:p>
          </table:table-cell>
          <table:covered-table-cell/>
          <table:covered-table-cell table:style-name="ce26"/>
          <table:covered-table-cell table:style-name="ce35"/>
        </table:table-row>
        <table:table-row table:style-name="ro1">
          <table:covered-table-cell table:style-name="ce3"/>
          <table:table-cell table:style-name="ce12" office:value-type="float" office:value="12">
            <text:p>12</text:p>
          </table:table-cell>
          <table:table-cell table:style-name="ce12" office:value-type="float" office:value="11.8">
            <text:p>11,8</text:p>
          </table:table-cell>
          <table:table-cell table:style-name="ce19" table:formula="of:=[.C13]/[.B13]" office:value-type="float" office:value="0.983333333333333">
            <text:p>0,98</text:p>
          </table:table-cell>
          <table:covered-table-cell table:style-name="ce19"/>
          <table:covered-table-cell table:style-name="ce27"/>
          <table:covered-table-cell table:style-name="ce37"/>
        </table:table-row>
        <table:table-row table:style-name="ro1">
          <table:table-cell table:style-name="ce4" office:value-type="string">
            <text:p>ω, рад/с</text:p>
          </table:table-cell>
          <table:table-cell table:style-name="ce13" table:formula="of:=2*PI()*50" office:value-type="float" office:value="314.159265358979">
            <text:p>314,159265359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"/>
          <table:table-cell table:style-name="ce14" office:value-type="string">
            <text:p>Измеренное</text:p>
          </table:table-cell>
          <table:table-cell table:style-name="ce14" office:value-type="string">
            <text:p>Рассчитанное</text:p>
          </table:table-cell>
          <table:table-cell table:style-name="ce20" office:value-type="string">
            <text:p>Должно быть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6" office:value-type="string">
            <text:p>Последовательное</text:p>
            <text:p>соединение</text:p>
          </table:table-cell>
          <table:table-cell table:style-name="ce15" table:formula="of:=[.F8]" office:value-type="float" office:value="1.15678941072244">
            <text:p>1,16</text:p>
          </table:table-cell>
          <table:table-cell table:style-name="ce15" table:formula="of:=[.G8]" office:value-type="float" office:value="1.30944199795501">
            <text:p>1,31</text:p>
          </table:table-cell>
          <table:table-cell table:style-name="ce21" office:value-type="float" office:value="1.3">
            <text:p>1,30</text:p>
          </table:table-cell>
          <table:table-cell table:style-name="Default" table:number-columns-repeated="2"/>
          <table:table-cell/>
        </table:table-row>
        <table:table-row table:style-name="ro4">
          <table:table-cell table:style-name="ce7" office:value-type="string">
            <text:p>Параллельное</text:p>
            <text:p>соединение</text:p>
          </table:table-cell>
          <table:table-cell table:style-name="ce16" table:formula="of:=[.F11]" office:value-type="float" office:value="3.89555204739477">
            <text:p>3,90</text:p>
          </table:table-cell>
          <table:table-cell table:style-name="ce16" table:formula="of:=[.G11]" office:value-type="float" office:value="4.33877575184894">
            <text:p>4,34</text:p>
          </table:table-cell>
          <table:table-cell table:style-name="ce22" office:value-type="float" office:value="4.5">
            <text:p>4,50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8"/>
          <table:table-cell table:style-name="ce10" office:value-type="string">
            <text:p><text:span text:style-name="T1">Δ</text:span>I, мA</text:p>
          </table:table-cell>
          <table:table-cell table:style-name="ce10" office:value-type="string">
            <text:p><text:span text:style-name="T1">Δ</text:span>U, B</text:p>
          </table:table-cell>
          <table:table-cell table:style-name="ce10" office:value-type="string">
            <text:p><text:span text:style-name="T1">Δ</text:span>Z<text:span text:style-name="T2">i</text:span>, КОм</text:p>
          </table:table-cell>
          <table:table-cell table:style-name="ce10" office:value-type="string">
            <text:p><text:span text:style-name="T1">Δ</text:span>Z, КОм</text:p>
          </table:table-cell>
          <table:table-cell table:style-name="ce28" office:value-type="string">
            <text:p>C, мкФ</text:p>
          </table:table-cell>
          <table:table-cell table:style-name="ce38"/>
        </table:table-row>
        <table:table-row table:style-name="ro1">
          <table:table-cell office:value-type="string" table:number-columns-spanned="1" table:number-rows-spanned="3">
            <text:p>С1</text:p>
          </table:table-cell>
          <table:table-cell table:style-name="ce12" office:value-type="float" office:value="0.5" table:number-columns-spanned="1" table:number-rows-spanned="12">
            <text:p>0,5</text:p>
          </table:table-cell>
          <table:table-cell table:style-name="ce12" office:value-type="float" office:value="0.01" table:number-columns-spanned="1" table:number-rows-spanned="12">
            <text:p>0,01</text:p>
          </table:table-cell>
          <table:table-cell table:formula="of:=[.D2]*SQRT(([.$B$19]/[.B2])^2+([.$C$19]/[.C2])^2)" office:value-type="float" office:value="2.02002475232359">
            <text:p>2,02</text:p>
          </table:table-cell>
          <table:table-cell table:formula="of:=SQRT(([.D19]/3)^2+([.D20]/3)^2+([.D21]/3)^2)" office:value-type="float" office:value="0.700236297810189" table:number-columns-spanned="1" table:number-rows-spanned="3">
            <text:p>0,70</text:p>
          </table:table-cell>
          <table:table-cell table:style-name="ce29" table:formula="of:=1000*[.E19]/[.$B$14]" office:value-type="float" office:value="2.2289213625772" table:number-columns-spanned="1" table:number-rows-spanned="3">
            <text:p>2,2</text:p>
          </table:table-cell>
          <table:table-cell table:style-name="ce39"/>
        </table:table-row>
        <table:table-row table:style-name="ro1">
          <table:covered-table-cell table:number-columns-repeated="3"/>
          <table:table-cell table:formula="of:=[.D3]*SQRT(([.$B$19]/[.B3])^2+([.$C$19]/[.C3])^2)" office:value-type="float" office:value="0.442234784857853">
            <text:p>0,44</text:p>
          </table:table-cell>
          <table:covered-table-cell table:number-columns-repeated="2"/>
          <table:table-cell table:style-name="ce39"/>
        </table:table-row>
        <table:table-row table:style-name="ro1">
          <table:covered-table-cell table:number-columns-repeated="3"/>
          <table:table-cell table:formula="of:=[.D4]*SQRT(([.$B$19]/[.B4])^2+([.$C$19]/[.C4])^2)" office:value-type="float" office:value="0.370008445849551">
            <text:p>0,37</text:p>
          </table:table-cell>
          <table:covered-table-cell table:number-columns-repeated="2"/>
          <table:table-cell table:style-name="ce39"/>
        </table:table-row>
        <table:table-row table:style-name="ro1">
          <table:table-cell office:value-type="string" table:number-columns-spanned="1" table:number-rows-spanned="3">
            <text:p>С2</text:p>
          </table:table-cell>
          <table:covered-table-cell table:number-columns-repeated="2"/>
          <table:table-cell table:formula="of:=[.D5]*SQRT(([.$B$19]/[.B5])^2+([.$C$19]/[.C5])^2)" office:value-type="float" office:value="0.0564135140538261">
            <text:p>0,06</text:p>
          </table:table-cell>
          <table:table-cell table:formula="of:=SQRT(([.D22]/3)^2+([.D23]/3)^2+([.D24]/3)^2)" office:value-type="float" office:value="0.0341922006460324" table:number-columns-spanned="1" table:number-rows-spanned="3">
            <text:p>0,03</text:p>
          </table:table-cell>
          <table:table-cell table:style-name="ce29" table:formula="of:=1000*[.E22]/[.$B$14]" office:value-type="float" office:value="0.108837154960119" table:number-columns-spanned="1" table:number-rows-spanned="3">
            <text:p>0,1</text:p>
          </table:table-cell>
          <table:table-cell table:style-name="ce39"/>
        </table:table-row>
        <table:table-row table:style-name="ro1">
          <table:covered-table-cell table:number-columns-repeated="3"/>
          <table:table-cell table:formula="of:=[.D6]*SQRT(([.$B$19]/[.B6])^2+([.$C$19]/[.C6])^2)" office:value-type="float" office:value="0.0619657340573452">
            <text:p>0,06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 table:formula="of:=[.D7]*SQRT(([.$B$19]/[.B7])^2+([.$C$19]/[.C7])^2)" office:value-type="float" office:value="0.0591584524814502">
            <text:p>0,06</text:p>
          </table:table-cell>
          <table:covered-table-cell table:number-columns-repeated="2"/>
          <table:table-cell/>
        </table:table-row>
        <table:table-row table:style-name="ro1">
          <table:table-cell office:value-type="string" table:number-columns-spanned="1" table:number-rows-spanned="3">
            <text:p>Последовательное </text:p>
            <text:p>соединене</text:p>
          </table:table-cell>
          <table:covered-table-cell table:number-columns-repeated="2"/>
          <table:table-cell table:formula="of:=[.D8]*SQRT(([.$B$19]/[.B8])^2+([.$C$19]/[.C8])^2)" office:value-type="float" office:value="0.506274690755918">
            <text:p>0,51</text:p>
          </table:table-cell>
          <table:table-cell table:formula="of:=SQRT(([.D25]/3)^2+([.D26]/3)^2+([.D27]/3)^2)" office:value-type="float" office:value="0.2279082028356" table:number-columns-spanned="1" table:number-rows-spanned="3">
            <text:p>0,23</text:p>
          </table:table-cell>
          <table:table-cell table:style-name="ce29" table:formula="of:=1000*[.E25]/[.$B$14]" office:value-type="float" office:value="0.725454341049522" table:number-columns-spanned="1" table:number-rows-spanned="3">
            <text:p>0,7</text:p>
          </table:table-cell>
          <table:table-cell/>
        </table:table-row>
        <table:table-row table:style-name="ro1">
          <table:covered-table-cell table:number-columns-repeated="3"/>
          <table:table-cell table:formula="of:=[.D9]*SQRT(([.$B$19]/[.B9])^2+([.$C$19]/[.C9])^2)" office:value-type="float" office:value="0.370008445849551">
            <text:p>0,37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 table:formula="of:=[.D10]*SQRT(([.$B$19]/[.B10])^2+([.$C$19]/[.C10])^2)" office:value-type="float" office:value="0.272505096792294">
            <text:p>0,27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1" table:number-rows-spanned="3">
            <text:p>Параллельное</text:p>
            <text:p>соединение</text:p>
          </table:table-cell>
          <table:covered-table-cell table:number-columns-repeated="2"/>
          <table:table-cell table:formula="of:=[.D11]*SQRT(([.$B$19]/[.B11])^2+([.$C$19]/[.C11])^2)" office:value-type="float" office:value="0.0562746859411741">
            <text:p>0,06</text:p>
          </table:table-cell>
          <table:table-cell table:style-name="ce19" table:formula="of:=SQRT(([.D28]/3)^2+([.D29]/3)^2+([.D30]/3)^2)" office:value-type="float" office:value="0.026707011597143" table:number-columns-spanned="1" table:number-rows-spanned="3">
            <text:p>0,03</text:p>
          </table:table-cell>
          <table:table-cell table:style-name="ce31" table:formula="of:=1000*[.E28]/[.$B$14]" office:value-type="float" office:value="0.0850110582179577" table:number-columns-spanned="1" table:number-rows-spanned="3">
            <text:p>0,1</text:p>
          </table:table-cell>
          <table:table-cell/>
        </table:table-row>
        <table:table-row table:style-name="ro1">
          <table:covered-table-cell table:number-columns-repeated="3"/>
          <table:table-cell table:formula="of:=[.D12]*SQRT(([.$B$19]/[.B12])^2+([.$C$19]/[.C12])^2)" office:value-type="float" office:value="0.0396626083358117">
            <text:p>0,04</text:p>
          </table:table-cell>
          <table:covered-table-cell table:number-columns-repeated="2"/>
          <table:table-cell/>
        </table:table-row>
        <table:table-row table:style-name="ro1">
          <table:covered-table-cell table:style-name="ce3"/>
          <table:covered-table-cell table:number-columns-repeated="2" table:style-name="ce12"/>
          <table:table-cell table:style-name="ce19" table:formula="of:=[.D13]*SQRT(([.$B$19]/[.B13])^2+([.$C$19]/[.C13])^2)" office:value-type="float" office:value="0.0409806959222462">
            <text:p>0,04</text:p>
          </table:table-cell>
          <table:covered-table-cell table:style-name="ce19"/>
          <table:covered-table-cell table:style-name="ce3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2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2:33:17.11</meta:creation-date>
    <dc:date>2014-12-03T01:52:51.18</dc:date>
    <meta:editing-duration>PT2H51M17S</meta:editing-duration>
    <meta:editing-cycles>10</meta:editing-cycles>
    <meta:generator>OpenOffice.org/3.4.1$Win32 OpenOffice.org_project/341m1$Build-9593</meta:generator>
    <meta:document-statistic meta:table-count="1" meta:cell-count="100" meta:object-count="0"/>
  </office:meta>
</office:document-meta>
</file>